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d684bf" draw:opacity="5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0%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5996" svg:stroke-width="0.019cm" svg:stroke-color="#000000" draw:marker-start="" draw:marker-start-width="0.272cm" draw:marker-start-center="false" draw:marker-end="" draw:marker-end-width="0.272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9cm" fo:padding-bottom="0.009cm" fo:padding-left="0.009cm" fo:padding-right="0.00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5997" svg:stroke-width="0.019cm" svg:stroke-color="#000000" draw:marker-start="" draw:marker-start-width="0.272cm" draw:marker-start-center="false" draw:marker-end="" draw:marker-end-width="0.272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9cm" fo:padding-bottom="0.009cm" fo:padding-left="0.009cm" fo:padding-right="0.00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draw:stroke-dash="Dashed_20__28_var_29__20_5998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9cm" fo:padding-bottom="0.009cm" fo:padding-left="0.009cm" fo:padding-right="0.00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draw:stroke-dash="Dashed_20__28_var_29__20_5999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9cm" fo:padding-bottom="0.009cm" fo:padding-left="0.009cm" fo:padding-right="0.00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draw:stroke-dash="Dashed_20__28_var_29__20_6000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9cm" fo:padding-bottom="0.009cm" fo:padding-left="0.009cm" fo:padding-right="0.00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draw:stroke-dash="Dashed_20__28_var_29__20_6001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9cm" fo:padding-bottom="0.009cm" fo:padding-left="0.009cm" fo:padding-right="0.00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solid" draw:stroke-dash="Dashed_20__28_var_29__20_6002" svg:stroke-width="0.019cm" svg:stroke-color="#000000" draw:marker-start="" draw:marker-start-width="0.272cm" draw:marker-start-center="false" draw:marker-end="" draw:marker-end-width="0.272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9cm" fo:padding-bottom="0.009cm" fo:padding-left="0.009cm" fo:padding-right="0.00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solid" draw:stroke-dash="Dashed_20__28_var_29__20_6003" svg:stroke-width="0.019cm" svg:stroke-color="#000000" draw:marker-start="" draw:marker-start-width="0.272cm" draw:marker-start-center="false" draw:marker-end="" draw:marker-end-width="0.272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9cm" fo:padding-bottom="0.009cm" fo:padding-left="0.009cm" fo:padding-right="0.00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solid" svg:stroke-width="0.019cm" svg:stroke-color="#000000" draw:marker-start="" draw:marker-start-width="0.272cm" draw:marker-start-center="false" draw:marker-end="" draw:marker-end-width="0.272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3" style:family="graphic" style:parent-style-name="standard">
      <style:graphic-properties draw:stroke="solid" svg:stroke-width="0.019cm" svg:stroke-color="#000000" draw:marker-start="" draw:marker-start-width="0.316cm" draw:marker-start-center="false" draw:marker-end="" draw:marker-end-width="0.316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ed_20__28_var_29__20_6004" svg:stroke-width="0.019cm" svg:stroke-color="#000000" draw:marker-start="" draw:marker-start-width="0.272cm" draw:marker-start-center="false" draw:marker-end="" draw:marker-end-width="0.272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9cm" fo:padding-bottom="0.009cm" fo:padding-left="0.009cm" fo:padding-right="0.00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draw:stroke="solid" draw:stroke-dash="Dashed_20__28_var_29__20_6005" svg:stroke-width="0.019cm" svg:stroke-color="#000000" draw:marker-start="" draw:marker-start-width="0.272cm" draw:marker-start-center="false" draw:marker-end="" draw:marker-end-width="0.272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9cm" fo:padding-bottom="0.009cm" fo:padding-left="0.009cm" fo:padding-right="0.00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solid" draw:stroke-dash="Dashed_20__28_var_29__20_6006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9cm" fo:padding-bottom="0.009cm" fo:padding-left="0.009cm" fo:padding-right="0.00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solid" draw:stroke-dash="Dashed_20__28_var_29__20_6007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9cm" fo:padding-bottom="0.009cm" fo:padding-left="0.009cm" fo:padding-right="0.00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>
      <style:graphic-properties draw:stroke="solid" draw:stroke-dash="Dashed_20__28_var_29__20_6008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9cm" fo:padding-bottom="0.009cm" fo:padding-left="0.009cm" fo:padding-right="0.00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>
      <style:graphic-properties draw:stroke="solid" draw:stroke-dash="Dashed_20__28_var_29__20_6009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9cm" fo:padding-bottom="0.009cm" fo:padding-left="0.009cm" fo:padding-right="0.00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>
      <style:graphic-properties draw:stroke="solid" draw:stroke-dash="Dashed_20__28_var_29__20_6010" svg:stroke-width="0.019cm" svg:stroke-color="#000000" draw:marker-start="" draw:marker-start-width="0.272cm" draw:marker-start-center="false" draw:marker-end="" draw:marker-end-width="0.272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9cm" fo:padding-bottom="0.009cm" fo:padding-left="0.009cm" fo:padding-right="0.00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>
      <style:graphic-properties draw:stroke="solid" draw:stroke-dash="Dashed_20__28_var_29__20_6011" svg:stroke-width="0.019cm" svg:stroke-color="#000000" draw:marker-start="" draw:marker-start-width="0.272cm" draw:marker-start-center="false" draw:marker-end="" draw:marker-end-width="0.272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9cm" fo:padding-bottom="0.009cm" fo:padding-left="0.009cm" fo:padding-right="0.00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d684bf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1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2.577cm" svg:height="2.861cm" svg:x="9.697cm" svg:y="13.665cm" svg:viewBox="0 0 2578 2862" draw:points="0,2380 1536,2862 2578,2078 2406,795 1363,0 1196,1289 0,2406 7,2393">
            <text:p/>
          </draw:polygon>
          <draw:frame draw:style-name="gr2" draw:text-style-name="P3" draw:layer="layout" svg:width="0.726cm" svg:height="0.63cm" svg:x="12.089cm" svg:y="15.584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017cm" svg:height="0.63cm" svg:x="10.919cm" svg:y="16.432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0.987cm" svg:height="0.63cm" svg:x="11.951cm" svg:y="14.123cm">
            <draw:text-box>
              <text:p text:style-name="P2"><text:span text:style-name="T1">B</text:span></text:p>
            </draw:text-box>
          </draw:frame>
          <draw:line draw:style-name="gr3" draw:text-style-name="P4" draw:layer="layout" svg:x1="11.234cm" svg:y1="16.523cm" svg:x2="12.285cm" svg:y2="15.754cm">
            <text:p/>
          </draw:line>
          <draw:line draw:style-name="gr3" draw:text-style-name="P4" draw:layer="layout" svg:x1="10.89cm" svg:y1="14.963cm" svg:x2="11.233cm" svg:y2="16.526cm">
            <text:p/>
          </draw:line>
          <draw:line draw:style-name="gr3" draw:text-style-name="P4" draw:layer="layout" svg:x1="10.89cm" svg:y1="14.963cm" svg:x2="12.284cm" svg:y2="15.757cm">
            <text:p/>
          </draw:line>
          <draw:line draw:style-name="gr3" draw:text-style-name="P4" draw:layer="layout" svg:x1="12.094cm" svg:y1="14.471cm" svg:x2="12.285cm" svg:y2="15.757cm">
            <text:p/>
          </draw:line>
          <draw:line draw:style-name="gr3" draw:text-style-name="P4" draw:layer="layout" svg:x1="10.89cm" svg:y1="14.965cm" svg:x2="12.095cm" svg:y2="14.47cm">
            <text:p/>
          </draw:line>
          <draw:line draw:style-name="gr3" draw:text-style-name="P4" draw:layer="layout" svg:x1="10.888cm" svg:y1="14.963cm" svg:x2="9.719cm" svg:y2="16.047cm">
            <text:p/>
          </draw:line>
          <draw:line draw:style-name="gr3" draw:text-style-name="P4" draw:layer="layout" svg:x1="11.241cm" svg:y1="16.527cm" svg:x2="9.704cm" svg:y2="16.044cm">
            <text:p/>
          </draw:line>
          <draw:g>
            <draw:line draw:style-name="gr4" draw:text-style-name="P5" draw:layer="layout" svg:x1="11.587cm" svg:y1="15.472cm" svg:x2="11.615cm" svg:y2="15.293cm">
              <text:p/>
            </draw:line>
            <draw:line draw:style-name="gr5" draw:text-style-name="P5" draw:layer="layout" svg:x1="11.624cm" svg:y1="15.459cm" svg:x2="11.653cm" svg:y2="15.279cm">
              <text:p/>
            </draw:line>
          </draw:g>
          <draw:g>
            <draw:line draw:style-name="gr6" draw:text-style-name="P5" draw:layer="layout" svg:x1="10.306cm" svg:y1="15.65cm" svg:x2="10.166cm" svg:y2="15.533cm">
              <text:p/>
            </draw:line>
            <draw:line draw:style-name="gr7" draw:text-style-name="P5" draw:layer="layout" svg:x1="10.316cm" svg:y1="15.61cm" svg:x2="10.175cm" svg:y2="15.494cm">
              <text:p/>
            </draw:line>
          </draw:g>
          <draw:g>
            <draw:line draw:style-name="gr8" draw:text-style-name="P5" draw:layer="layout" svg:x1="10.98cm" svg:y1="15.771cm" svg:x2="11.162cm" svg:y2="15.754cm">
              <text:p/>
            </draw:line>
            <draw:line draw:style-name="gr9" draw:text-style-name="P5" draw:layer="layout" svg:x1="11.002cm" svg:y1="15.807cm" svg:x2="11.184cm" svg:y2="15.79cm">
              <text:p/>
            </draw:line>
          </draw:g>
          <draw:g>
            <draw:line draw:style-name="gr10" draw:text-style-name="P5" draw:layer="layout" svg:x1="10.536cm" svg:y1="16.409cm" svg:x2="10.489cm" svg:y2="16.235cm">
              <text:p/>
            </draw:line>
            <draw:line draw:style-name="gr11" draw:text-style-name="P5" draw:layer="layout" svg:x1="10.565cm" svg:y1="16.379cm" svg:x2="10.519cm" svg:y2="16.205cm">
              <text:p/>
            </draw:line>
          </draw:g>
          <draw:line draw:style-name="gr12" draw:text-style-name="P4" draw:layer="layout" svg:x1="11.52cm" svg:y1="14.782cm" svg:x2="11.413cm" svg:y2="14.635cm">
            <text:p/>
          </draw:line>
          <draw:line draw:style-name="gr13" draw:text-style-name="P4" draw:layer="layout" svg:x1="12.272cm" svg:y1="15.082cm" svg:x2="12.095cm" svg:y2="15.124cm">
            <text:p/>
          </draw:line>
          <draw:line draw:style-name="gr3" draw:text-style-name="P4" draw:layer="layout" svg:x1="10.892cm" svg:y1="14.967cm" svg:x2="11.064cm" svg:y2="13.679cm">
            <text:p/>
          </draw:line>
          <draw:line draw:style-name="gr3" draw:text-style-name="P4" draw:layer="layout" svg:x1="12.097cm" svg:y1="14.468cm" svg:x2="11.064cm" svg:y2="13.675cm">
            <text:p/>
          </draw:line>
          <draw:line draw:style-name="gr13" draw:text-style-name="P4" draw:layer="layout" svg:x1="11.037cm" svg:y1="14.38cm" svg:x2="10.93cm" svg:y2="14.233cm">
            <text:p/>
          </draw:line>
          <draw:frame draw:style-name="gr2" draw:text-style-name="P3" draw:layer="layout" svg:width="0.659cm" svg:height="0.63cm" svg:x="9.215cm" svg:y="15.915cm">
            <draw:text-box>
              <text:p text:style-name="P2"><text:span text:style-name="T1">E</text:span></text:p>
            </draw:text-box>
          </draw:frame>
          <draw:line draw:style-name="gr3" draw:text-style-name="P4" draw:layer="layout" svg:x1="11.234cm" svg:y1="16.523cm" svg:x2="12.285cm" svg:y2="15.754cm">
            <text:p/>
          </draw:line>
          <draw:line draw:style-name="gr3" draw:text-style-name="P4" draw:layer="layout" svg:x1="10.89cm" svg:y1="14.963cm" svg:x2="11.233cm" svg:y2="16.526cm">
            <text:p/>
          </draw:line>
          <draw:line draw:style-name="gr3" draw:text-style-name="P4" draw:layer="layout" svg:x1="10.89cm" svg:y1="14.963cm" svg:x2="12.284cm" svg:y2="15.757cm">
            <text:p/>
          </draw:line>
          <draw:line draw:style-name="gr3" draw:text-style-name="P4" draw:layer="layout" svg:x1="12.094cm" svg:y1="14.471cm" svg:x2="12.285cm" svg:y2="15.757cm">
            <text:p/>
          </draw:line>
          <draw:line draw:style-name="gr3" draw:text-style-name="P4" draw:layer="layout" svg:x1="10.89cm" svg:y1="14.965cm" svg:x2="12.095cm" svg:y2="14.47cm">
            <text:p/>
          </draw:line>
          <draw:line draw:style-name="gr3" draw:text-style-name="P4" draw:layer="layout" svg:x1="11.241cm" svg:y1="16.527cm" svg:x2="9.704cm" svg:y2="16.044cm">
            <text:p/>
          </draw:line>
          <draw:g>
            <draw:line draw:style-name="gr14" draw:text-style-name="P5" draw:layer="layout" svg:x1="11.587cm" svg:y1="15.472cm" svg:x2="11.615cm" svg:y2="15.293cm">
              <text:p/>
            </draw:line>
            <draw:line draw:style-name="gr15" draw:text-style-name="P5" draw:layer="layout" svg:x1="11.624cm" svg:y1="15.459cm" svg:x2="11.653cm" svg:y2="15.279cm">
              <text:p/>
            </draw:line>
          </draw:g>
          <draw:g>
            <draw:line draw:style-name="gr16" draw:text-style-name="P5" draw:layer="layout" svg:x1="10.306cm" svg:y1="15.65cm" svg:x2="10.166cm" svg:y2="15.533cm">
              <text:p/>
            </draw:line>
            <draw:line draw:style-name="gr17" draw:text-style-name="P5" draw:layer="layout" svg:x1="10.316cm" svg:y1="15.61cm" svg:x2="10.175cm" svg:y2="15.494cm">
              <text:p/>
            </draw:line>
          </draw:g>
          <draw:g>
            <draw:line draw:style-name="gr18" draw:text-style-name="P5" draw:layer="layout" svg:x1="10.98cm" svg:y1="15.771cm" svg:x2="11.162cm" svg:y2="15.754cm">
              <text:p/>
            </draw:line>
            <draw:line draw:style-name="gr19" draw:text-style-name="P5" draw:layer="layout" svg:x1="11.002cm" svg:y1="15.807cm" svg:x2="11.184cm" svg:y2="15.79cm">
              <text:p/>
            </draw:line>
          </draw:g>
          <draw:g>
            <draw:line draw:style-name="gr20" draw:text-style-name="P5" draw:layer="layout" svg:x1="10.536cm" svg:y1="16.409cm" svg:x2="10.489cm" svg:y2="16.235cm">
              <text:p/>
            </draw:line>
            <draw:line draw:style-name="gr21" draw:text-style-name="P5" draw:layer="layout" svg:x1="10.565cm" svg:y1="16.379cm" svg:x2="10.519cm" svg:y2="16.205cm">
              <text:p/>
            </draw:line>
          </draw:g>
          <draw:line draw:style-name="gr12" draw:text-style-name="P4" draw:layer="layout" svg:x1="11.52cm" svg:y1="14.782cm" svg:x2="11.413cm" svg:y2="14.635cm">
            <text:p/>
          </draw:line>
          <draw:line draw:style-name="gr13" draw:text-style-name="P4" draw:layer="layout" svg:x1="12.272cm" svg:y1="15.082cm" svg:x2="12.095cm" svg:y2="15.124cm">
            <text:p/>
          </draw:line>
          <draw:line draw:style-name="gr3" draw:text-style-name="P4" draw:layer="layout" svg:x1="10.892cm" svg:y1="14.967cm" svg:x2="11.064cm" svg:y2="13.679cm">
            <text:p/>
          </draw:line>
          <draw:line draw:style-name="gr3" draw:text-style-name="P4" draw:layer="layout" svg:x1="12.097cm" svg:y1="14.468cm" svg:x2="11.064cm" svg:y2="13.675cm">
            <text:p/>
          </draw:line>
          <draw:line draw:style-name="gr13" draw:text-style-name="P4" draw:layer="layout" svg:x1="11.037cm" svg:y1="14.38cm" svg:x2="10.93cm" svg:y2="14.233cm">
            <text:p/>
          </draw:line>
          <draw:line draw:style-name="gr13" draw:text-style-name="P4" draw:layer="layout" svg:x1="11.583cm" svg:y1="13.982cm" svg:x2="11.407cm" svg:y2="14.032cm">
            <text:p/>
          </draw:line>
          <draw:frame draw:style-name="gr2" draw:text-style-name="P3" draw:layer="layout" svg:width="0.784cm" svg:height="0.63cm" svg:x="10.724cm" svg:y="13.213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0.791cm" svg:height="0.63cm" svg:x="10.404cm" svg:y="14.589cm">
            <draw:text-box>
              <text:p text:style-name="P2"><text:span text:style-name="T1">F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5996" draw:display-name="Dashed (var) 5996" draw:style="rect" draw:dots1="1" draw:dots1-length="0.011cm" draw:dots2="1" draw:dots2-length="0.011cm" draw:distance="0.011cm"/>
    <draw:stroke-dash draw:name="Dashed_20__28_var_29__20_5997" draw:display-name="Dashed (var) 5997" draw:style="rect" draw:dots1="1" draw:dots1-length="0.011cm" draw:dots2="1" draw:dots2-length="0.011cm" draw:distance="0.011cm"/>
    <draw:stroke-dash draw:name="Dashed_20__28_var_29__20_5998" draw:display-name="Dashed (var) 5998" draw:style="rect" draw:dots1="1" draw:dots1-length="0.011cm" draw:dots2="1" draw:dots2-length="0.011cm" draw:distance="0.011cm"/>
    <draw:stroke-dash draw:name="Dashed_20__28_var_29__20_5999" draw:display-name="Dashed (var) 5999" draw:style="rect" draw:dots1="1" draw:dots1-length="0.011cm" draw:dots2="1" draw:dots2-length="0.011cm" draw:distance="0.011cm"/>
    <draw:stroke-dash draw:name="Dashed_20__28_var_29__20_6000" draw:display-name="Dashed (var) 6000" draw:style="rect" draw:dots1="1" draw:dots1-length="0.011cm" draw:dots2="1" draw:dots2-length="0.011cm" draw:distance="0.011cm"/>
    <draw:stroke-dash draw:name="Dashed_20__28_var_29__20_6001" draw:display-name="Dashed (var) 6001" draw:style="rect" draw:dots1="1" draw:dots1-length="0.011cm" draw:dots2="1" draw:dots2-length="0.011cm" draw:distance="0.011cm"/>
    <draw:stroke-dash draw:name="Dashed_20__28_var_29__20_6002" draw:display-name="Dashed (var) 6002" draw:style="rect" draw:dots1="1" draw:dots1-length="0.011cm" draw:dots2="1" draw:dots2-length="0.011cm" draw:distance="0.011cm"/>
    <draw:stroke-dash draw:name="Dashed_20__28_var_29__20_6003" draw:display-name="Dashed (var) 6003" draw:style="rect" draw:dots1="1" draw:dots1-length="0.011cm" draw:dots2="1" draw:dots2-length="0.011cm" draw:distance="0.011cm"/>
    <draw:stroke-dash draw:name="Dashed_20__28_var_29__20_6004" draw:display-name="Dashed (var) 6004" draw:style="rect" draw:dots1="1" draw:dots1-length="0.011cm" draw:dots2="1" draw:dots2-length="0.011cm" draw:distance="0.011cm"/>
    <draw:stroke-dash draw:name="Dashed_20__28_var_29__20_6005" draw:display-name="Dashed (var) 6005" draw:style="rect" draw:dots1="1" draw:dots1-length="0.011cm" draw:dots2="1" draw:dots2-length="0.011cm" draw:distance="0.011cm"/>
    <draw:stroke-dash draw:name="Dashed_20__28_var_29__20_6006" draw:display-name="Dashed (var) 6006" draw:style="rect" draw:dots1="1" draw:dots1-length="0.011cm" draw:dots2="1" draw:dots2-length="0.011cm" draw:distance="0.011cm"/>
    <draw:stroke-dash draw:name="Dashed_20__28_var_29__20_6007" draw:display-name="Dashed (var) 6007" draw:style="rect" draw:dots1="1" draw:dots1-length="0.011cm" draw:dots2="1" draw:dots2-length="0.011cm" draw:distance="0.011cm"/>
    <draw:stroke-dash draw:name="Dashed_20__28_var_29__20_6008" draw:display-name="Dashed (var) 6008" draw:style="rect" draw:dots1="1" draw:dots1-length="0.011cm" draw:dots2="1" draw:dots2-length="0.011cm" draw:distance="0.011cm"/>
    <draw:stroke-dash draw:name="Dashed_20__28_var_29__20_6009" draw:display-name="Dashed (var) 6009" draw:style="rect" draw:dots1="1" draw:dots1-length="0.011cm" draw:dots2="1" draw:dots2-length="0.011cm" draw:distance="0.011cm"/>
    <draw:stroke-dash draw:name="Dashed_20__28_var_29__20_6010" draw:display-name="Dashed (var) 6010" draw:style="rect" draw:dots1="1" draw:dots1-length="0.011cm" draw:dots2="1" draw:dots2-length="0.011cm" draw:distance="0.011cm"/>
    <draw:stroke-dash draw:name="Dashed_20__28_var_29__20_6011" draw:display-name="Dashed (var) 601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3:25:31.284464756</meta:creation-date>
    <dc:date>2018-02-26T13:30:14.738632572</dc:date>
    <meta:editing-duration>PT4M43S</meta:editing-duration>
    <meta:editing-cycles>1</meta:editing-cycles>
    <meta:document-statistic meta:object-count="56"/>
    <meta:generator>LibreOffice/6.0.0.3$MacOSX_X86_64 LibreOffice_project/64a0f66915f38c6217de274f0aa8e15618924765</meta:generator>
  </office:meta>
</office:document-meta>
</file>